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DejaVu Sans" svg:font-family="'DejaVu Sans'" style:font-pitch="variable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31.26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76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26.97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1.2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28mm" fo:break-before="auto" style:use-optimal-row-height="false"/>
    </style:style>
    <style:style style:name="ro5" style:family="table-row">
      <style:table-row-properties style:row-height="6.39mm" fo:break-before="auto" style:use-optimal-row-height="false"/>
    </style:style>
    <style:style style:name="ro6" style:family="table-row">
      <style:table-row-properties style:row-height="33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none" style:vertical-align="automatic"/>
      <style:paragraph-properties fo:text-align="start" fo:margin-left="0mm"/>
      <style:text-properties style:font-style-asian="italic" style:font-style-complex="italic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1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4" style:family="table-cell" style:parent-style-name="Default" style:data-style-name="N110">
      <style:table-cell-properties style:text-align-source="fix" style:repeat-content="false" style:vertical-align="automatic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6" style:family="table-cell" style:parent-style-name="Default">
      <style:table-cell-properties style:text-align-source="value-type" style:repeat-content="false" fo:wrap-option="wrap" fo:border="none" style:vertical-align="automatic"/>
      <style:paragraph-properties fo:margin-left="0mm"/>
      <style:text-properties style:font-style-asian="italic" style:font-style-complex="italic"/>
    </style:style>
    <style:style style:name="ce7" style:family="table-cell" style:parent-style-name="Default">
      <style:table-cell-properties style:text-align-source="value-type" style:repeat-content="false" style:vertical-align="automatic"/>
    </style:style>
    <style:style style:name="ce8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</style:style>
    <style:style style:name="ce9" style:family="table-cell" style:parent-style-name="Default">
      <style:table-cell-properties style:text-align-source="value-type" style:repeat-content="false" fo:wrap-option="wrap" style:vertical-align="automatic"/>
      <style:paragraph-properties fo:margin-left="0mm"/>
      <style:text-properties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value-type" style:repeat-content="false"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rotation-angle="9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value-type" style:repeat-content="false" fo:border-left="none" fo:border-right="none" fo:border-top="none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OpenSymbol" fo:font-size="12pt" style:font-name-asian="OpenSymbol" style:font-size-asian="12pt" style:font-name-complex="OpenSymbol" style:font-size-complex="12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rotation-angle="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value-type" style:repeat-content="false" fo:border="0.06pt solid #000000" style:vertical-align="middle"/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ffffcc"/>
    </style:style>
    <style:style style:name="ce31" style:family="table-cell" style:parent-style-name="Default">
      <style:table-cell-properties style:text-align-source="fix" style:repeat-content="false" style:rotation-angle="90" style:shrink-to-fit="true" style:vertical-align="middl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ool Tracking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4" table:default-cell-style-name="ce8"/>
        <table:table-column table:style-name="co7" table:number-columns-repeated="4" table:default-cell-style-name="ce7"/>
        <table:table-row table:style-name="ro1">
          <table:table-cell table:style-name="ce1" office:value-type="string" calcext:value-type="string">
            <text:p>Glia ID</text:p>
          </table:table-cell>
          <table:table-cell table:style-name="ce6" office:value-type="string" calcext:value-type="string">
            <text:p>Colour</text:p>
          </table:table-cell>
          <table:table-cell office:value-type="string" calcext:value-type="string">
            <text:p>Manufacturer</text:p>
          </table:table-cell>
          <table:table-cell table:style-name="ce6" office:value-type="string" calcext:value-type="string">
            <text:p>Manufacturer ID</text:p>
          </table:table-cell>
          <table:table-cell table:style-name="ce6"/>
          <table:table-cell table:style-name="ce9" office:value-type="string" calcext:value-type="string">
            <text:p>Notes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Default" office:value-type="string" calcext:value-type="string">
            <text:p>Gold</text:p>
          </table:table-cell>
          <table:table-cell table:style-name="Default" office:value-type="string" calcext:value-type="string">
            <text:p>Reprapper</text:p>
          </table:table-cell>
          <table:table-cell table:style-name="Default" office:value-type="string" calcext:value-type="string">
            <text:p>141202C30270011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Default" office:value-type="string" calcext:value-type="string">
            <text:p>Dark Orange</text:p>
          </table:table-cell>
          <table:table-cell table:style-name="Default" office:value-type="string" calcext:value-type="string">
            <text:p>Filaments.ca</text:p>
          </table:table-cell>
          <table:table-cell table:style-name="Default" office:value-type="string" calcext:value-type="string">
            <text:p>5382C7D0000</text:p>
          </table:table-cell>
          <table:table-cell table:style-name="ce6"/>
          <table:table-cell table:style-name="ce9"/>
          <table:table-cell table:style-name="Default"/>
          <table:table-cell table:style-name="ce9" table:number-columns-repeated="1013"/>
          <table:table-cell table:number-columns-repeated="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7" office:value-type="string" calcext:value-type="string">
            <text:p>Baby Pin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011</text:p>
          </table:table-cell>
          <table:table-cell table:style-name="ce7" office:value-type="string" calcext:value-type="string">
            <text:p>Pin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7" office:value-type="string" calcext:value-type="string">
            <text:p>Red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013</text:p>
          </table:table-cell>
          <table:table-cell table:style-name="ce7" office:value-type="string" calcext:value-type="string">
            <text:p>Purpl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10CE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014</text:p>
          </table:table-cell>
          <table:table-cell table:style-name="ce7" office:value-type="string" calcext:value-type="string">
            <text:p>Black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015</text:p>
          </table:table-cell>
          <table:table-cell table:style-name="ce7" office:value-type="string" calcext:value-type="string">
            <text:p>Solid Dark Yellow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7" office:value-type="string" calcext:value-type="string">
            <text:p>Solid Yellow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5382C7D0000</text:p>
          </table:table-cell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017</text:p>
          </table:table-cell>
          <table:table-cell table:style-name="ce7" office:value-type="string" calcext:value-type="string">
            <text:p>Golden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018</text:p>
          </table:table-cell>
          <table:table-cell table:style-name="ce7" office:value-type="string" calcext:value-type="string">
            <text:p>Dark Orang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019</text:p>
          </table:table-cell>
          <table:table-cell table:style-name="ce7" office:value-type="string" calcext:value-type="string">
            <text:p>Pearl Orange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06AI</text:p>
          </table:table-cell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020</text:p>
          </table:table-cell>
          <table:table-cell table:style-name="ce7" office:value-type="string" calcext:value-type="string">
            <text:p>Lightest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2"/>
          <table:table-cell table:style-name="ce10" office:value-type="string" calcext:value-type="string" table:number-columns-spanned="1" table:number-rows-spanned="3">
            <text:p>Not sure which grey is which yet. Names are arbitrary right now.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021</text:p>
          </table:table-cell>
          <table:table-cell office:value-type="string" calcext:value-type="string">
            <text:p>Medium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2"/>
          <table:covered-table-cell/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022</text:p>
          </table:table-cell>
          <table:table-cell office:value-type="string" calcext:value-type="string">
            <text:p>Pewter Grey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2"/>
          <table:covered-table-cell/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023</text:p>
          </table:table-cell>
          <table:table-cell office:value-type="string" calcext:value-type="string">
            <text:p>Light Blue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024</text:p>
          </table:table-cell>
          <table:table-cell office:value-type="string" calcext:value-type="string">
            <text:p>Dark Blue</text:p>
          </table:table-cell>
          <table:table-cell table:style-name="Default" office:value-type="string" calcext:value-type="string">
            <text:p>Filaments.ca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025</text:p>
          </table:table-cell>
          <table:table-cell office:value-type="string" calcext:value-type="string">
            <text:p>Brown</text:p>
          </table:table-cell>
          <table:table-cell table:style-name="Default" office:value-type="string" calcext:value-type="string">
            <text:p>Filaments.ca</text:p>
          </table:table-cell>
          <table:table-cell office:value-type="string" calcext:value-type="string">
            <text:p>BH10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ilaments.ca</text:p>
          </table:table-cell>
          <table:table-cell table:style-name="Default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A 010, 011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32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20" office:value-type="string" calcext:value-type="string">
            <text:p>baby pink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0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0-001 – 010-010</text:p>
          </table:table-cell>
          <table:covered-table-cell table:number-columns-repeated="5" table:style-name="ce20"/>
          <table:table-cell table:style-name="ce13" table:number-columns-repeated="2"/>
          <table:table-cell table:style-name="ce20" office:value-type="string" calcext:value-type="string">
            <text:p>pink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1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1-001 – 011-012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0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1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0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1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0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1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0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1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0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1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0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1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0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1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0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1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0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1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0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1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01101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 office:value-type="string" calcext:value-type="string">
            <text:p>01101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A 012, 013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32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20" office:value-type="string" calcext:value-type="string">
            <text:p>red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2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2-001 – 012-013</text:p>
          </table:table-cell>
          <table:covered-table-cell table:number-columns-repeated="5" table:style-name="ce20"/>
          <table:table-cell table:style-name="ce13" table:number-columns-repeated="2"/>
          <table:table-cell table:style-name="ce20" office:value-type="string" calcext:value-type="string">
            <text:p>purple</text:p>
          </table:table-cell>
          <table:table-cell table:style-name="ce33" office:value-type="string" calcext:value-type="string" table:number-columns-spanned="3" table:number-rows-spanned="1">
            <text:p>BH10CE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3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3-001 – 013-014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2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3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2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3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2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3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2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3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2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3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2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3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2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3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2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3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2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3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2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3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01201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01301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2" office:value-type="string" calcext:value-type="string">
            <text:p>01201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 office:value-type="string" calcext:value-type="string">
            <text:p>01301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2" office:value-type="string" calcext:value-type="string">
            <text:p>01201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 office:value-type="string" calcext:value-type="string">
            <text:p>01301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A 014, 015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32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20" office:value-type="string" calcext:value-type="string">
            <text:p>black </text:p>
          </table:table-cell>
          <table:table-cell table:style-name="ce33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4</text:p>
          </table:table-cell>
          <table:covered-table-cell table:number-columns-repeated="2" table:style-name="ce20"/>
          <table:table-cell table:style-name="ce20" table:number-columns-spanned="6" table:number-rows-spanned="1"/>
          <table:covered-table-cell table:number-columns-repeated="5" table:style-name="ce20"/>
          <table:table-cell table:style-name="ce13" table:number-columns-repeated="2"/>
          <table:table-cell table:style-name="ce34" office:value-type="string" calcext:value-type="string">
            <text:p>solid dk yellow</text:p>
          </table:table-cell>
          <table:table-cell table:style-name="ce35" office:value-type="string" calcext:value-type="string" table:number-columns-spanned="3" table:number-rows-spanned="1">
            <text:p>5382C7D0000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5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5-001 – 015-010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5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5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5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5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5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5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5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5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5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5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A 016, 017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32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34" office:value-type="string" calcext:value-type="string">
            <text:p>solid yellow</text:p>
          </table:table-cell>
          <table:table-cell table:style-name="ce36" office:value-type="string" calcext:value-type="string" table:number-columns-spanned="3" table:number-rows-spanned="1">
            <text:p>5382C7D0000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6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6-001 – 016-015</text:p>
          </table:table-cell>
          <table:covered-table-cell table:number-columns-repeated="5" table:style-name="ce20"/>
          <table:table-cell table:style-name="ce13" table:number-columns-repeated="2"/>
          <table:table-cell table:style-name="ce34" office:value-type="string" calcext:value-type="string">
            <text:p>golden</text:p>
          </table:table-cell>
          <table:table-cell table:style-name="ce33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7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7-001 – 017-010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6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7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6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7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6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7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6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7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6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7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6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7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6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7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6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7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6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7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6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7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01601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2" office:value-type="string" calcext:value-type="string">
            <text:p>01601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2" office:value-type="string" calcext:value-type="string">
            <text:p>01601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2" office:value-type="string" calcext:value-type="string">
            <text:p>01601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2" office:value-type="string" calcext:value-type="string">
            <text:p>01601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5" table:number-columns-repeated="10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A 018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32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20" office:value-type="string" calcext:value-type="string">
            <text:p>dark orange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8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8-001 – 018-025</text:p>
          </table:table-cell>
          <table:covered-table-cell table:number-columns-repeated="5" table:style-name="ce20"/>
          <table:table-cell table:style-name="ce13" table:number-columns-repeated="2"/>
          <table:table-cell table:style-name="ce20" office:value-type="string" calcext:value-type="string">
            <text:p>dark orange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8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8-026 – 018-026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8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802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8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8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8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8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8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8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8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8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18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01801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2" office:value-type="string" calcext:value-type="string">
            <text:p>01801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2" office:value-type="string" calcext:value-type="string">
            <text:p>01801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2" office:value-type="string" calcext:value-type="string">
            <text:p>01801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2" office:value-type="string" calcext:value-type="string">
            <text:p>01801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2" office:value-type="string" calcext:value-type="string">
            <text:p>01801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2" office:value-type="string" calcext:value-type="string">
            <text:p>01801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2" office:value-type="string" calcext:value-type="string">
            <text:p>01801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2" office:value-type="string" calcext:value-type="string">
            <text:p>01801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2" office:value-type="string" calcext:value-type="string">
            <text:p>01802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2" office:value-type="string" calcext:value-type="string">
            <text:p>01802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 office:value-type="string" calcext:value-type="string">
            <text:p>01802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2" office:value-type="string" calcext:value-type="string">
            <text:p>01802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2" office:value-type="string" calcext:value-type="string">
            <text:p>01802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2" office:value-type="string" calcext:value-type="string">
            <text:p>01802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A 019, 020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32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20" office:value-type="string" calcext:value-type="string">
            <text:p>pearl orange</text:p>
          </table:table-cell>
          <table:table-cell table:style-name="ce20" office:value-type="string" calcext:value-type="string" table:number-columns-spanned="3" table:number-rows-spanned="1">
            <text:p>BH06AI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19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19-001 – 019-009</text:p>
          </table:table-cell>
          <table:covered-table-cell table:number-columns-repeated="5" table:style-name="ce20"/>
          <table:table-cell table:style-name="ce13" table:number-columns-repeated="2"/>
          <table:table-cell table:style-name="ce20" office:value-type="string" calcext:value-type="string">
            <text:p>lightest grey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20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20-001 – 020-018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19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20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19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20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19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20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19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20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19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20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19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20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19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20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19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20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19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20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20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02001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 office:value-type="string" calcext:value-type="string">
            <text:p>02001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 office:value-type="string" calcext:value-type="string">
            <text:p>02001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 office:value-type="string" calcext:value-type="string">
            <text:p>02001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 office:value-type="string" calcext:value-type="string">
            <text:p>02001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2" office:value-type="string" calcext:value-type="string">
            <text:p>02001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2" office:value-type="string" calcext:value-type="string">
            <text:p>02001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2" office:value-type="string" calcext:value-type="string">
            <text:p>02001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A 021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32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20" office:value-type="string" calcext:value-type="string">
            <text:p>medium grey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21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21-001 – 021-025</text:p>
          </table:table-cell>
          <table:covered-table-cell table:number-columns-repeated="5" table:style-name="ce20"/>
          <table:table-cell table:style-name="ce13" table:number-columns-repeated="2"/>
          <table:table-cell table:style-name="ce20" office:value-type="string" calcext:value-type="string">
            <text:p>medium grey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21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21-026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21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2102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21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21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21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21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21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21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>
            <text:p>02100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 office:value-type="string" calcext:value-type="string">
            <text:p>02100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02101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02101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2" office:value-type="string" calcext:value-type="string">
            <text:p>02101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2" office:value-type="string" calcext:value-type="string">
            <text:p>02101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2" office:value-type="string" calcext:value-type="string">
            <text:p>02101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2" office:value-type="string" calcext:value-type="string">
            <text:p>02101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2" office:value-type="string" calcext:value-type="string">
            <text:p>02101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2" office:value-type="string" calcext:value-type="string">
            <text:p>02101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2" office:value-type="string" calcext:value-type="string">
            <text:p>021018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2" office:value-type="string" calcext:value-type="string">
            <text:p>021019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2" office:value-type="string" calcext:value-type="string">
            <text:p>021020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2" office:value-type="string" calcext:value-type="string">
            <text:p>02102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 office:value-type="string" calcext:value-type="string">
            <text:p>02102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2" office:value-type="string" calcext:value-type="string">
            <text:p>02102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2" office:value-type="string" calcext:value-type="string">
            <text:p>02102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2" office:value-type="string" calcext:value-type="string">
            <text:p>02102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A 022, 023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32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20" office:value-type="string" calcext:value-type="string">
            <text:p>pewter grey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22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22-001 – 022-007</text:p>
          </table:table-cell>
          <table:covered-table-cell table:number-columns-repeated="5" table:style-name="ce20"/>
          <table:table-cell table:style-name="ce13" table:number-columns-repeated="2"/>
          <table:table-cell table:style-name="ce20" office:value-type="string" calcext:value-type="string">
            <text:p>light blue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23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23-001 – 023-005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22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23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22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23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22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23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22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23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22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23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22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022007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A 024, 025" table:style-name="ta1"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2" table:default-cell-style-name="ce11"/>
        <table:table-column table:style-name="co7" table:number-columns-repeated="995" table:default-cell-style-name="ce11"/>
        <table:table-row table:style-name="ro3">
          <table:table-cell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4"/>
          <table:table-cell table:style-name="ce16" office:value-type="string" calcext:value-type="string">
            <text:p>Quality Assurance Checklist</text:p>
          </table:table-cell>
          <table:table-cell table:style-name="ce16" table:number-columns-repeated="12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10" table:number-rows-spanned="1">
            <text:p>legend</text:p>
          </table:table-cell>
          <table:covered-table-cell table:number-columns-repeated="9"/>
          <table:table-cell table:number-columns-repeated="5"/>
          <table:table-cell office:value-type="string" calcext:value-type="string">
            <text:p>legend</text:p>
          </table:table-cell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5"/>
          <table:table-cell table:style-name="ce17" office:value-type="string" calcext:value-type="string">
            <text:p>✔</text:p>
          </table:table-cell>
          <table:table-cell table:style-name="ce23" office:value-type="string" calcext:value-type="string" table:number-columns-spanned="9" table:number-rows-spanned="1">
            <text:p>component present &amp; complete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8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5"/>
          <table:table-cell table:style-name="ce32" office:value-type="string" calcext:value-type="string">
            <text:p>●</text:p>
          </table:table-cell>
          <table:table-cell table:style-name="ce24" office:value-type="string" calcext:value-type="string" table:number-columns-spanned="9" table:number-rows-spanned="1">
            <text:p>review component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m</text:p>
          </table:table-cell>
          <table:table-cell table:style-name="ce24" office:value-type="string" calcext:value-type="string" table:number-columns-spanned="9" table:number-rows-spanned="1">
            <text:p>component missing</text:p>
          </table:table-cell>
          <table:covered-table-cell table:number-columns-repeated="8" table:style-name="ce26"/>
          <table:table-cell table:number-columns-repeated="998"/>
        </table:table-row>
        <table:table-row table:style-name="ro3">
          <table:table-cell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5"/>
          <table:table-cell table:style-name="ce15" office:value-type="string" calcext:value-type="string">
            <text:p>blank space</text:p>
          </table:table-cell>
          <table:table-cell table:style-name="ce24" office:value-type="string" calcext:value-type="string" table:number-columns-spanned="9" table:number-rows-spanned="1">
            <text:p>component unchecked</text:p>
          </table:table-cell>
          <table:covered-table-cell table:number-columns-repeated="8" table:style-name="ce2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2"/>
          <table:table-cell table:style-name="ce19" office:value-type="string" calcext:value-type="string">
            <text:p>colour name</text:p>
          </table:table-cell>
          <table:table-cell table:style-name="ce19" office:value-type="string" calcext:value-type="string" table:number-columns-spanned="3" table:number-rows-spanned="1">
            <text:p>batch no.</text:p>
          </table:table-cell>
          <table:covered-table-cell table:style-name="ce27"/>
          <table:covered-table-cell table:style-name="ce19"/>
          <table:table-cell table:style-name="ce19" office:value-type="string" calcext:value-type="string" table:number-columns-spanned="3" table:number-rows-spanned="1">
            <text:p>spool no.</text:p>
          </table:table-cell>
          <table:covered-table-cell table:number-columns-repeated="2" table:style-name="ce15"/>
          <table:table-cell table:style-name="ce19" office:value-type="string" calcext:value-type="string" table:number-columns-spanned="6" table:number-rows-spanned="1">
            <text:p>serial no. sequence</text:p>
          </table:table-cell>
          <table:covered-table-cell table:number-columns-repeated="5" table:style-name="ce15"/>
          <table:table-cell table:style-name="ce12" table:number-columns-repeated="995"/>
        </table:table-row>
        <table:table-row table:style-name="ro5">
          <table:table-cell table:style-name="ce13"/>
          <table:table-cell table:style-name="ce20" office:value-type="string" calcext:value-type="string">
            <text:p>dark blue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24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24-001 – 024-003</text:p>
          </table:table-cell>
          <table:covered-table-cell table:number-columns-repeated="5" table:style-name="ce20"/>
          <table:table-cell table:style-name="ce13" table:number-columns-repeated="2"/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 table:number-columns-spanned="3" table:number-rows-spanned="1">
            <text:p>BH10CE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025</text:p>
          </table:table-cell>
          <table:covered-table-cell table:number-columns-repeated="2" table:style-name="ce20"/>
          <table:table-cell table:style-name="ce20" office:value-type="string" calcext:value-type="string" table:number-columns-spanned="6" table:number-rows-spanned="1">
            <text:p>025-001 – 025-006</text:p>
          </table:table-cell>
          <table:covered-table-cell table:number-columns-repeated="5" table:style-name="ce20"/>
          <table:table-cell table:style-name="ce13" table:number-columns-repeated="995"/>
        </table:table-row>
        <table:table-row table:style-name="ro4">
          <table:table-cell table:number-columns-repeated="1024"/>
        </table:table-row>
        <table:table-row table:style-name="ro6"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/>
          <table:table-cell table:style-name="ce14"/>
          <table:table-cell table:style-name="ce21" office:value-type="string" calcext:value-type="string">
            <text:p>serial</text:p>
          </table:table-cell>
          <table:table-cell table:style-name="ce14" office:value-type="string" calcext:value-type="string">
            <text:p>Printed parts (6)</text:p>
          </table:table-cell>
          <table:table-cell table:style-name="ce14" office:value-type="string" calcext:value-type="string">
            <text:p>diaphragm</text:p>
          </table:table-cell>
          <table:table-cell table:style-name="ce14" office:value-type="string" calcext:value-type="string">
            <text:p>large tube</text:p>
          </table:table-cell>
          <table:table-cell table:style-name="ce14" office:value-type="string" calcext:value-type="string">
            <text:p>small tube x2</text:p>
          </table:table-cell>
          <table:table-cell table:style-name="ce14" office:value-type="string" calcext:value-type="string">
            <text:p>ear buds</text:p>
          </table:table-cell>
          <table:table-cell table:style-name="ce14" office:value-type="string" calcext:value-type="string">
            <text:p>serial card</text:p>
          </table:table-cell>
          <table:table-cell table:style-name="ce14" office:value-type="string" calcext:value-type="string">
            <text:p>pouch</text:p>
          </table:table-cell>
          <table:table-cell table:style-name="ce14" office:value-type="string" calcext:value-type="string">
            <text:p>Welcome sticker</text:p>
          </table:table-cell>
          <table:table-cell table:style-name="ce14" office:value-type="string" calcext:value-type="string">
            <text:p>Assembly sheet</text:p>
          </table:table-cell>
          <table:table-cell table:style-name="ce28" office:value-type="string" calcext:value-type="string" table:number-columns-spanned="3" table:number-rows-spanned="1">
            <text:p>Pack Complete</text:p>
            <text:p>(Initials)</text:p>
          </table:table-cell>
          <table:covered-table-cell table:number-columns-repeated="2" table:style-name="ce30"/>
          <table:table-cell table:style-name="ce31" table:number-columns-repeated="995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24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25001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24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025002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24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22" office:value-type="string" calcext:value-type="string">
            <text:p>025003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29"/>
          <table:table-cell table:style-name="ce12"/>
          <table:table-cell table:style-name="ce15" office:value-type="float" office:value="4" calcext:value-type="float">
            <text:p>4</text:p>
          </table:table-cell>
          <table:table-cell table:style-name="ce22" office:value-type="string" calcext:value-type="string">
            <text:p>025004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025005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22" office:value-type="string" calcext:value-type="string">
            <text:p>025006</text:p>
          </table:table-cell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7" calcext:value-type="float">
            <text:p>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7" calcext:value-type="float">
            <text:p>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9" calcext:value-type="float">
            <text:p>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0" calcext:value-type="float">
            <text:p>1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1" calcext:value-type="float">
            <text:p>1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2" calcext:value-type="float">
            <text:p>1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3" calcext:value-type="float">
            <text:p>1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5" calcext:value-type="float">
            <text:p>1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6" calcext:value-type="float">
            <text:p>16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7" calcext:value-type="float">
            <text:p>17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8" calcext:value-type="float">
            <text:p>18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19" calcext:value-type="float">
            <text:p>19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0" calcext:value-type="float">
            <text:p>20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1" calcext:value-type="float">
            <text:p>21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2" calcext:value-type="float">
            <text:p>22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3" calcext:value-type="float">
            <text:p>23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4" calcext:value-type="float">
            <text:p>24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/>
          <table:table-cell table:style-name="ce15" office:value-type="float" office:value="25" calcext:value-type="float">
            <text:p>25</text:p>
          </table:table-cell>
          <table:table-cell table:style-name="ce22"/>
          <table:table-cell table:style-name="ce25" table:number-columns-repeated="9"/>
          <table:table-cell table:style-name="ce29" table:number-columns-spanned="3" table:number-rows-spanned="1"/>
          <table:covered-table-cell table:number-columns-repeated="2" table:style-name="ce30"/>
          <table:table-cell table:style-name="ce12" table:number-columns-repeated="995"/>
        </table:table-row>
        <table:table-row table:style-name="ro3">
          <table:table-cell table:style-name="ce12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Spool Tracking'.A1:'Spool Tracking'.D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1" svg:font-family="'Liberation Sans'" style:font-adornments="Regular"/>
    <style:font-face style:name="DejaVu Sans" svg:font-family="'DejaVu Sans'" style:font-pitch="variable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1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00-00-00</text:date>, <text:time style:data-style-name="N2" text:time-value="11:33:09.094426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4:57:40.143831693</meta:creation-date>
    <dc:date>2018-04-04T15:18:24.469884817</dc:date>
    <meta:editing-duration>PT2H38M25S</meta:editing-duration>
    <meta:editing-cycles>33</meta:editing-cycles>
    <meta:generator>LibreOffice/5.2.2.2$Linux_X86_64 LibreOffice_project/20m0$Build-2</meta:generator>
    <meta:document-statistic meta:table-count="10" meta:cell-count="1240" meta:object-count="0"/>
  </office:meta>
</office:document-meta>
</file>